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770d" officeooo:paragraph-rsid="0021770d"/>
    </style:style>
    <style:style style:name="P2" style:family="paragraph" style:parent-style-name="Standard">
      <style:text-properties officeooo:rsid="00238783" officeooo:paragraph-rsid="00238783"/>
    </style:style>
    <style:style style:name="P3" style:family="paragraph" style:parent-style-name="Standard">
      <style:text-properties officeooo:rsid="002814e8" officeooo:paragraph-rsid="002814e8"/>
    </style:style>
    <style:style style:name="P4" style:family="paragraph" style:parent-style-name="Standard">
      <style:text-properties officeooo:rsid="00297a68" officeooo:paragraph-rsid="00297a68"/>
    </style:style>
    <style:style style:name="P5" style:family="paragraph" style:parent-style-name="Standard">
      <style:text-properties officeooo:rsid="002d0704" officeooo:paragraph-rsid="002d0704"/>
    </style:style>
    <style:style style:name="P6" style:family="paragraph" style:parent-style-name="Standard">
      <style:text-properties officeooo:rsid="002e4e8d" officeooo:paragraph-rsid="002e4e8d"/>
    </style:style>
    <style:style style:name="P7" style:family="paragraph" style:parent-style-name="Standard">
      <style:text-properties officeooo:rsid="003421a3" officeooo:paragraph-rsid="003421a3"/>
    </style:style>
    <style:style style:name="P8" style:family="paragraph" style:parent-style-name="Standard">
      <style:text-properties officeooo:rsid="0034b22c" officeooo:paragraph-rsid="0034b22c"/>
    </style:style>
    <style:style style:name="P9" style:family="paragraph" style:parent-style-name="Standard">
      <style:text-properties officeooo:rsid="0038bce2" officeooo:paragraph-rsid="0038bce2"/>
    </style:style>
    <style:style style:name="P10" style:family="paragraph" style:parent-style-name="Standard">
      <style:text-properties officeooo:rsid="003b522f" officeooo:paragraph-rsid="003b522f"/>
    </style:style>
    <style:style style:name="P11" style:family="paragraph" style:parent-style-name="Standard">
      <style:text-properties officeooo:rsid="003d9ddf" officeooo:paragraph-rsid="003d9ddf"/>
    </style:style>
    <style:style style:name="P12" style:family="paragraph" style:parent-style-name="Standard">
      <style:text-properties officeooo:rsid="003f9b55" officeooo:paragraph-rsid="003f9b55"/>
    </style:style>
    <style:style style:name="P13" style:family="paragraph" style:parent-style-name="Standard">
      <style:text-properties officeooo:rsid="0040096b" officeooo:paragraph-rsid="0040096b"/>
    </style:style>
    <style:style style:name="T1" style:family="text">
      <style:text-properties officeooo:rsid="00251964"/>
    </style:style>
    <style:style style:name="T2" style:family="text">
      <style:text-properties officeooo:rsid="002b6fee"/>
    </style:style>
    <style:style style:name="T3" style:family="text">
      <style:text-properties officeooo:rsid="002f20d4"/>
    </style:style>
    <style:style style:name="T4" style:family="text">
      <style:text-properties officeooo:rsid="00327da7"/>
    </style:style>
    <style:style style:name="T5" style:family="text">
      <style:text-properties officeooo:rsid="00364fe6"/>
    </style:style>
    <style:style style:name="T6" style:family="text">
      <style:text-properties officeooo:rsid="003ba8f6"/>
    </style:style>
    <style:style style:name="T7" style:family="text">
      <style:text-properties officeooo:rsid="003fc5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dication: To my incredible girlfriend who <text:span text:style-name="T1">put up with the craziness of</text:span> these past few months and made sure I stayed fed and hydrated on exam day. I couldn't have done it without her.</text:p>
      <text:p text:style-name="Standard"/>
      <text:p text:style-name="P1">If you’ve been in the offensive security community for any length of time then you’ve definitely heard about the OSCP (Offensive Security Certified Professional) certification. Depending on who you ask it can be considered one of the most challenging certifications in the Information Security industry <text:span text:style-name="T5">(But we can talk about that later).</text:span></text:p>
      <text:p text:style-name="P1"/>
      <text:p text:style-name="P2">I recently took home the prize and completed the OSCP certification for myself. I wanted to take a moment and share my thoughts on the experience and perhaps help an aspiring OSCP.</text:p>
      <text:p text:style-name="P2"/>
      <text:p text:style-name="P5">Outline of the OSCP</text:p>
      <text:p text:style-name="P5"/>
      <text:p text:style-name="P5">The OSCP is a 3 part journey. There is the course, the labs, and the actual exam. <text:s/></text:p>
      <text:p text:style-name="P5"/>
      <text:p text:style-name="P6">The course, known as the “Penetration Testing with Kali Linux” <text:span text:style-name="T4">course </text:span>or PWK <text:span text:style-name="T3">is a series of videos and a written manual that cover the very basics of penetration testing.</text:span></text:p>
      <text:p text:style-name="P6"/>
      <text:p text:style-name="P7">Next are the labs, and this is the heart of the entire OSCP experience. There are many systems across a variety of subnets for the student to explore. When you first start the lab time, you will be given access to the public network. From there you need to make your way into the IT, Dev, and Admin networks. The Admin network is your “end goal”.</text:p>
      <text:p text:style-name="P7"/>
      <text:p text:style-name="P8">&lt;img src=subnet picture/&gt;</text:p>
      <text:p text:style-name="P8"/>
      <text:p text:style-name="P9">These systems offer a variety of challenges which can take the average student anywhere from a few minutes to several days to complete.</text:p>
      <text:p text:style-name="P9"/>
      <text:p text:style-name="P10">The final part of the OSCP is the actual exam, which is a 24 hour marathon to hack as many machines in the exam network as possible and submit <text:span text:style-name="T6">a report based on your findings. </text:span></text:p>
      <text:p text:style-name="P10"/>
      <text:p text:style-name="P11">Who should pursue the OSCP</text:p>
      <text:p text:style-name="P11"/>
      <text:p text:style-name="P12">Due to its reputation as being the “go-to” penetration testing certification, it’s a no brainer that aspiring penetration testers should go after it. Beyond that, I think it would be genuinely beneficial for defensive security types to also pursue it. <text:span text:style-name="T7">The course/cert are very helpful in teaching the student “how” to attack a network. While the technology may be different the concepts of enumeration and exploitation remain the same.</text:span></text:p>
      <text:p text:style-name="P12"/>
      <text:p text:style-name="P13">If you are in a technical defensive security role and want to go the extra mile to understand how your adversaries operate, I would recommend you pursue this certification.</text:p>
      <text:p text:style-name="P2"/>
      <text:p text:style-name="P3">What should I know going in</text:p>
      <text:p text:style-name="P3"/>
      <text:p text:style-name="P4">This is something I’ve seen a lot of people talk about online. <text:span text:style-name="T2">In all honesty you can prepare for the OSCP simply by practicing with VulnHub or Hack the Box.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9:18:58.389622688</meta:creation-date>
    <dc:date>2018-07-14T12:35:22.221647318</dc:date>
    <meta:editing-duration>PT33M39S</meta:editing-duration>
    <meta:editing-cycles>26</meta:editing-cycles>
    <meta:generator>LibreOffice/6.0.3.2$Linux_X86_64 LibreOffice_project/00m0$Build-2</meta:generator>
    <meta:document-statistic meta:table-count="0" meta:image-count="0" meta:object-count="0" meta:page-count="1" meta:paragraph-count="15" meta:word-count="435" meta:character-count="2474" meta:non-whitespace-character-count="2050"/>
  </office:meta>
</office:document-meta>
</file>